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216c"/>
    </style:style>
    <style:style style:name="P2" style:family="paragraph" style:parent-style-name="Standard">
      <style:text-properties officeooo:rsid="001c89b8" officeooo:paragraph-rsid="001f53f0"/>
    </style:style>
    <style:style style:name="P3" style:family="paragraph" style:parent-style-name="Standard">
      <style:text-properties officeooo:rsid="001f53f0" officeooo:paragraph-rsid="001f53f0"/>
    </style:style>
    <style:style style:name="T1" style:family="text">
      <style:text-properties officeooo:rsid="001f5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posta:</text:p>
      <text:p text:style-name="P3"/>
      <text:p text:style-name="P2">function fatorial (n) { </text:p>
      <text:p text:style-name="P2"><text:tab/>if (n == 0) { </text:p>
      <text:p text:style-name="P2"><text:tab/><text:tab/>return 1; </text:p>
      <text:p text:style-name="P2"><text:tab/>} </text:p>
      <text:p text:style-name="P2"><text:tab/>else { </text:p>
      <text:p text:style-name="P2"><text:tab/><text:tab/>return (n * fatorial(n - 1)); </text:p>
      <text:p text:style-name="P2"><text:tab/>} </text:p>
      <text:p text:style-name="P2">} </text:p>
      <text:p text:style-name="P2">fatorial(1); // → 1 </text:p>
      <text:p text:style-name="P2">fatorial(5<text:span text:style-name="T1">); // </text:span>→ 1<text:span text:style-name="T1">20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22:43.552856088</dc:date>
    <meta:editing-duration>PT29M16S</meta:editing-duration>
    <meta:editing-cycles>17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31" meta:character-count="150" meta:non-whitespace-character-count="112"/>
  </office:meta>
</office:document-meta>
</file>